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444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3.514cm"/>
    </style:style>
    <style:style style:name="Tabla1.C" style:family="table-column">
      <style:table-column-properties style:column-width="7.10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196cm" table:align="left"/>
    </style:style>
    <style:style style:name="Tabla2.A" style:family="table-column">
      <style:table-column-properties style:column-width="1.686cm"/>
    </style:style>
    <style:style style:name="Tabla2.B" style:family="table-column">
      <style:table-column-properties style:column-width="3.903cm"/>
    </style:style>
    <style:style style:name="Tabla2.C" style:family="table-column">
      <style:table-column-properties style:column-width="6.60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436cm"/>
    </style:style>
    <style:style style:name="Tabla3.B" style:family="table-column">
      <style:table-column-properties style:column-width="2.256cm"/>
    </style:style>
    <style:style style:name="Tabla3.C" style:family="table-column">
      <style:table-column-properties style:column-width="3.881cm"/>
    </style:style>
    <style:style style:name="Tabla3.D" style:family="table-column">
      <style:table-column-properties style:column-width="4.304cm"/>
    </style:style>
    <style:style style:name="Tabla3.E" style:family="table-column">
      <style:table-column-properties style:column-width="5.12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369cm"/>
    </style:style>
    <style:style style:name="Tabla4.B" style:family="table-column">
      <style:table-column-properties style:column-width="2.524cm"/>
    </style:style>
    <style:style style:name="Tabla4.C" style:family="table-column">
      <style:table-column-properties style:column-width="3.293cm"/>
    </style:style>
    <style:style style:name="Tabla4.D" style:family="table-column">
      <style:table-column-properties style:column-width="1.293cm"/>
    </style:style>
    <style:style style:name="Tabla4.E" style:family="table-column">
      <style:table-column-properties style:column-width="6.521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4609b" officeooo:paragraph-rsid="0014609b"/>
    </style:style>
    <style:style style:name="P2" style:family="paragraph" style:parent-style-name="Standard">
      <style:text-properties officeooo:rsid="0014609b" officeooo:paragraph-rsid="0014609b"/>
    </style:style>
    <style:style style:name="P3" style:family="paragraph" style:parent-style-name="Text_20_body">
      <style:text-properties officeooo:rsid="0014609b" officeooo:paragraph-rsid="0014609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officeooo:rsid="0014a49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Gráficos</text:span></text:p>
      <text:p text:style-name="Text_20_body"/>
      <text:h text:style-name="P1" text:outline-level="3">Historia del Puerto VGA</text:h>
      <text:p text:style-name="Text_20_body">El puerto <text:span text:style-name="Strong_20_Emphasis">VGA (Video Graphics Array)</text:span> fue introducido por IBM en 1987 como un estándar para la transmisión de señales de video en computadoras personales. Fue parte de la serie PS/2 de IBM, y rápidamente se convirtió en un estándar adoptado por la mayoría de los fabricantes de PC. Su popularidad radicó en su capacidad para ofrecer una resolución gráfica más alta y mayor cantidad de colores en comparación con sus predecesores.</text:p>
      <text:h text:style-name="Heading_20_4" text:outline-level="4">Características clave del puerto VGA:</text:h>
      <text:list text:style-name="L1">
        <text:list-item>
          <text:p text:style-name="P5"><text:span text:style-name="Strong_20_Emphasis">Resolución</text:span>: VGA introdujo una resolución de 640x480 píxeles con 16 colores, aunque también soportaba modos de resolución más bajos con más colores.</text:p>
        </text:list-item>
        <text:list-item>
          <text:p text:style-name="P5"><text:span text:style-name="Strong_20_Emphasis">Conexión Analógica</text:span>: A diferencia de sus sucesores digitales, VGA transmite señales de video en forma analógica, lo que limita su calidad de imagen, especialmente a resoluciones más altas.</text:p>
        </text:list-item>
        <text:list-item>
          <text:p text:style-name="P4"><text:span text:style-name="Strong_20_Emphasis">Popularidad</text:span>: VGA se utilizó ampliamente durante más de una década antes de ser reemplazado por estándares digitales como DVI y HDMI. Aun así, su presencia persistió durante muchos años, y muchos dispositivos hasta el día de hoy incluyen puertos VGA por su compatibilidad con equipos más antiguos.</text:p>
        </text:list-item>
      </text:list>
      <text:p text:style-name="Text_20_body">Con el tiempo, VGA fue desplazado por conexiones de video más avanzadas, pero su impacto en la industria de las PC y las tecnologías de visualización fue significativo.</text:p>
      <text:h text:style-name="Heading_20_3" text:outline-level="3">Pineado del Conector VGA (DB-15)</text:h>
      <text:p text:style-name="Text_20_body">El puerto VGA estándar utiliza un conector de 15 pines en forma de "D" (conocido como DB-15). El pineado del puerto es el siguiente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Nombre del Señal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Red</text:p>
          </table:table-cell>
          <table:table-cell table:style-name="Tabla1.A1" office:value-type="string">
            <text:p text:style-name="Table_20_Contents">Señal de video rojo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Green</text:p>
          </table:table-cell>
          <table:table-cell table:style-name="Tabla1.A1" office:value-type="string">
            <text:p text:style-name="Table_20_Contents">Señal de video verde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Blue</text:p>
          </table:table-cell>
          <table:table-cell table:style-name="Tabla1.A1" office:value-type="string">
            <text:p text:style-name="Table_20_Contents">Señal de video azul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ID2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Ground (Tierra)</text:p>
          </table:table-cell>
          <table:table-cell table:style-name="Tabla1.A1" office:value-type="string">
            <text:p text:style-name="Table_20_Contents">Tierra común para señales de video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Red Ground</text:p>
          </table:table-cell>
          <table:table-cell table:style-name="Tabla1.A1" office:value-type="string">
            <text:p text:style-name="Table_20_Contents">Tierra para la señal de video rojo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Green Ground</text:p>
          </table:table-cell>
          <table:table-cell table:style-name="Tabla1.A1" office:value-type="string">
            <text:p text:style-name="Table_20_Contents">Tierra para la señal de video verde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Blue Ground</text:p>
          </table:table-cell>
          <table:table-cell table:style-name="Tabla1.A1" office:value-type="string">
            <text:p text:style-name="Table_20_Contents">Tierra para la señal de video azul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No conectado</text:p>
          </table:table-cell>
          <table:table-cell table:style-name="Tabla1.A1" office:value-type="string">
            <text:p text:style-name="Table_20_Contents">No utilizado en la mayoría de los casos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Sync Ground</text:p>
          </table:table-cell>
          <table:table-cell table:style-name="Tabla1.A1" office:value-type="string">
            <text:p text:style-name="Table_20_Contents">Tierra para las señales de sincronización</text:p>
          </table:table-cell>
        </table:table-row>
        <table:table-row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ID0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able:table-row>
          <table:table-cell table:style-name="Tabla1.A1" office:value-type="string">
            <text:p text:style-name="Table_20_Contents">12</text:p>
          </table:table-cell>
          <table:table-cell table:style-name="Tabla1.A1" office:value-type="string">
            <text:p text:style-name="Table_20_Contents">ID1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ext:soft-page-break/>
        <table:table-row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Horizontal Sync</text:p>
          </table:table-cell>
          <table:table-cell table:style-name="Tabla1.A1" office:value-type="string">
            <text:p text:style-name="Table_20_Contents">Sincronización horizontal</text:p>
          </table:table-cell>
        </table:table-row>
        <table:table-row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Vertical Sync</text:p>
          </table:table-cell>
          <table:table-cell table:style-name="Tabla1.A1" office:value-type="string">
            <text:p text:style-name="Table_20_Contents">Sincronización vertical</text:p>
          </table:table-cell>
        </table:table-row>
        <table:table-row>
          <table:table-cell table:style-name="Tabla1.A1" office:value-type="string">
            <text:p text:style-name="Table_20_Contents">15</text:p>
          </table:table-cell>
          <table:table-cell table:style-name="Tabla1.A1" office:value-type="string">
            <text:p text:style-name="Table_20_Contents">ID3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</table:table>
      <text:p text:style-name="Text_20_body">Este conector VGA transmite tres señales de video analógico (Rojo, Verde y Azul) y utiliza señales de sincronización para coordinar la presentación de la imagen en la pantalla. Además, hay varios pines reservados o no conectados que fueron pensados para posibles expansiones o identificaciones de monitores, pero rara vez se utilizaron en implementaciones comunes.</text:p>
      <text:p text:style-name="Text_20_body">Este estándar fue clave en la era de los monitores CRT y se mantuvo en uso incluso con pantallas LCD en las primeras décadas del siglo XXI antes de ser reemplazado por tecnologías digitales.</text:p>
      <text:p text:style-name="Text_20_body"/>
      <text:p text:style-name="Text_20_body"/>
      <text:p text:style-name="Text_20_body">Sí, hubo varias <text:span text:style-name="Strong_20_Emphasis">evoluciones del puerto VGA</text:span> que permitieron mayores resoluciones y mejores capacidades gráficas a medida que las necesidades de video avanzaban. Estas evoluciones mantuvieron cierta compatibilidad con el VGA original, pero introdujeron mejoras en resolución, color y desempeño.</text:p>
      <text:h text:style-name="Heading_20_3" text:outline-level="3">Principales tipos de evolución del estándar VGA</text:h>
      <text:list text:style-name="L2">
        <text:list-item>
          <text:p text:style-name="P6"><text:span text:style-name="Strong_20_Emphasis">SVGA (Super VGA)</text:span>:</text:p>
          <text:list>
            <text:list-item>
              <text:p text:style-name="P7"><text:span text:style-name="Strong_20_Emphasis">Introducción</text:span>: A principios de los años 90, varios fabricantes introdujeron el estándar SVGA para superar las limitaciones de VGA.</text:p>
            </text:list-item>
            <text:list-item>
              <text:p text:style-name="P7"><text:span text:style-name="Strong_20_Emphasis">Resolución</text:span>: SVGA soportaba varias resoluciones superiores a VGA, como 800x600 y más tarde 1024x768, con 256 colores o más, dependiendo de la tarjeta gráfica y del monitor.</text:p>
            </text:list-item>
            <text:list-item>
              <text:p text:style-name="P7"><text:span text:style-name="Strong_20_Emphasis">Mejora clave</text:span>: Aumentó tanto la resolución como la profundidad de color. Esto permitió que las pantallas pudieran mostrar imágenes más detalladas, y se convirtió en el estándar en los 90 hasta ser desplazado por tecnologías más avanzadas.</text:p>
            </text:list-item>
          </text:list>
        </text:list-item>
        <text:list-item>
          <text:p text:style-name="P6"><text:span text:style-name="Strong_20_Emphasis">XGA (Extended Graphics Array)</text:span>:</text:p>
          <text:list>
            <text:list-item>
              <text:p text:style-name="P7"><text:span text:style-name="Strong_20_Emphasis">Introducción</text:span>: IBM lanzó XGA en 1990 como una mejora de VGA.</text:p>
            </text:list-item>
            <text:list-item>
              <text:p text:style-name="P7"><text:span text:style-name="Strong_20_Emphasis">Resolución</text:span>: XGA soportaba 1024x768 píxeles con 256 colores y hasta 65,536 colores a resoluciones más bajas como 640x480.</text:p>
            </text:list-item>
            <text:list-item>
              <text:p text:style-name="P7"><text:span text:style-name="Strong_20_Emphasis">Mejora clave</text:span>: Además de soportar resoluciones más altas y más colores, XGA también introdujo ciertas mejoras en el rendimiento gráfico, como soporte para gráficos acelerados.</text:p>
            </text:list-item>
          </text:list>
        </text:list-item>
        <text:list-item>
          <text:p text:style-name="P6"><text:span text:style-name="Strong_20_Emphasis">WXGA (Wide Extended Graphics Array)</text:span>:</text:p>
          <text:list>
            <text:list-item>
              <text:p text:style-name="P7"><text:span text:style-name="Strong_20_Emphasis">Introducción</text:span>: Fue una de las evoluciones enfocadas en pantallas anchas (widescreen) que comenzaron a popularizarse en los 2000.</text:p>
            </text:list-item>
            <text:list-item>
              <text:p text:style-name="P7"><text:span text:style-name="Strong_20_Emphasis">Resolución</text:span>: WXGA soporta resoluciones típicas como 1280x720 (720p) y 1366x768, dependiendo del monitor.</text:p>
            </text:list-item>
            <text:list-item>
              <text:p text:style-name="P7"><text:span text:style-name="Strong_20_Emphasis">Mejora clave</text:span>: Proporciona resoluciones optimizadas para pantallas anchas, especialmente útiles para laptops y monitores de PC.</text:p>
            </text:list-item>
          </text:list>
        </text:list-item>
        <text:list-item>
          <text:p text:style-name="P6"><text:span text:style-name="Strong_20_Emphasis">SXGA (Super Extended Graphics Array)</text:span>:</text:p>
          <text:list>
            <text:list-item>
              <text:p text:style-name="P7"><text:soft-page-break/><text:span text:style-name="Strong_20_Emphasis">Resolución</text:span>: Soporta 1280x1024 píxeles, que es una resolución más cuadrada en lugar de panorámica, común en monitores más antiguos.</text:p>
            </text:list-item>
            <text:list-item>
              <text:p text:style-name="P7"><text:span text:style-name="Strong_20_Emphasis">Mejora clave</text:span>: Usado en monitores LCD y algunos CRTs de alta calidad. Fue un estándar en oficinas y entornos profesionales.</text:p>
            </text:list-item>
          </text:list>
        </text:list-item>
        <text:list-item>
          <text:p text:style-name="P6"><text:span text:style-name="Strong_20_Emphasis">UXGA (Ultra Extended Graphics Array)</text:span>:</text:p>
          <text:list>
            <text:list-item>
              <text:p text:style-name="P7"><text:span text:style-name="Strong_20_Emphasis">Resolución</text:span>: 1600x1200 píxeles.</text:p>
            </text:list-item>
            <text:list-item>
              <text:p text:style-name="P7"><text:span text:style-name="Strong_20_Emphasis">Mejora clave</text:span>: Ofrecía resoluciones aún mayores que las de SXGA, utilizadas en monitores de gama alta, principalmente en diseño gráfico y CAD.</text:p>
            </text:list-item>
          </text:list>
        </text:list-item>
        <text:list-item>
          <text:p text:style-name="P6"><text:span text:style-name="Strong_20_Emphasis">QXGA (Quad Extended Graphics Array)</text:span>:</text:p>
          <text:list>
            <text:list-item>
              <text:p text:style-name="P7"><text:span text:style-name="Strong_20_Emphasis">Resolución</text:span>: 2048x1536 píxeles.</text:p>
            </text:list-item>
            <text:list-item>
              <text:p text:style-name="P6"><text:span text:style-name="Strong_20_Emphasis">Mejora clave</text:span>: Cuatro veces la resolución de VGA estándar, utilizada en pantallas de gama muy alta.</text:p>
            </text:list-item>
          </text:list>
        </text:list-item>
      </text:list>
      <text:h text:style-name="Heading_20_3" text:outline-level="3">Relación entre VGA y sus sucesores</text:h>
      <text:p text:style-name="Text_20_body">Las resoluciones avanzadas como <text:span text:style-name="Strong_20_Emphasis">SVGA, XGA, SXGA, UXGA, y QXGA</text:span> mantuvieron cierta compatibilidad con el puerto VGA, por lo que podían utilizarse conectores VGA estándar. Sin embargo, a medida que las resoluciones y las necesidades de color aumentaban, la calidad de la señal analógica transmitida por VGA comenzaba a deteriorarse, especialmente en resoluciones más altas y cables más largos.</text:p>
      <text:p text:style-name="Text_20_body">Esto llevó a la creación de estándares digitales como <text:span text:style-name="Strong_20_Emphasis">DVI</text:span>, <text:span text:style-name="Strong_20_Emphasis">HDMI</text:span>, y más tarde <text:span text:style-name="Strong_20_Emphasis">DisplayPort</text:span>, que ofrecieron transmisiones digitales sin degradación de señal.</text:p>
      <text:h text:style-name="Heading_20_3" text:outline-level="3">Comparativa de Resoluciones de los Estándares VGA Evolucionado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Nombre</text:span></text:p>
            </table:table-cell>
            <table:table-cell table:style-name="Tabla2.A1" office:value-type="string">
              <text:p text:style-name="Table_20_Heading"><text:span text:style-name="Strong_20_Emphasis">Resolución</text:span></text:p>
            </table:table-cell>
            <table:table-cell table:style-name="Tabla2.A1" office:value-type="string">
              <text:p text:style-name="Table_20_Heading"><text:span text:style-name="Strong_20_Emphasis">Profundidad de Color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VGA</text:p>
          </table:table-cell>
          <table:table-cell table:style-name="Tabla2.A1" office:value-type="string">
            <text:p text:style-name="Table_20_Contents">640x480</text:p>
          </table:table-cell>
          <table:table-cell table:style-name="Tabla2.A1" office:value-type="string">
            <text:p text:style-name="Table_20_Contents">16 colores o 256 en modos más bajos</text:p>
          </table:table-cell>
        </table:table-row>
        <table:table-row>
          <table:table-cell table:style-name="Tabla2.A1" office:value-type="string">
            <text:p text:style-name="Table_20_Contents">SVGA</text:p>
          </table:table-cell>
          <table:table-cell table:style-name="Tabla2.A1" office:value-type="string">
            <text:p text:style-name="Table_20_Contents">800x600</text:p>
          </table:table-cell>
          <table:table-cell table:style-name="Tabla2.A1" office:value-type="string">
            <text:p text:style-name="Table_20_Contents">256 colores o más</text:p>
          </table:table-cell>
        </table:table-row>
        <table:table-row>
          <table:table-cell table:style-name="Tabla2.A1" office:value-type="string">
            <text:p text:style-name="Table_20_Contents">XGA</text:p>
          </table:table-cell>
          <table:table-cell table:style-name="Tabla2.A1" office:value-type="string">
            <text:p text:style-name="Table_20_Contents">1024x768</text:p>
          </table:table-cell>
          <table:table-cell table:style-name="Tabla2.A1" office:value-type="string">
            <text:p text:style-name="Table_20_Contents">Hasta 65,536 colores</text:p>
          </table:table-cell>
        </table:table-row>
        <table:table-row>
          <table:table-cell table:style-name="Tabla2.A1" office:value-type="string">
            <text:p text:style-name="Table_20_Contents">WXGA</text:p>
          </table:table-cell>
          <table:table-cell table:style-name="Tabla2.A1" office:value-type="string">
            <text:p text:style-name="Table_20_Contents">1280x720 / 1366x768</text:p>
          </table:table-cell>
          <table:table-cell table:style-name="Tabla2.A1" office:value-type="string">
            <text:p text:style-name="Table_20_Contents">Varía según la implementación</text:p>
          </table:table-cell>
        </table:table-row>
        <table:table-row>
          <table:table-cell table:style-name="Tabla2.A1" office:value-type="string">
            <text:p text:style-name="Table_20_Contents">SXGA</text:p>
          </table:table-cell>
          <table:table-cell table:style-name="Tabla2.A1" office:value-type="string">
            <text:p text:style-name="Table_20_Contents">1280x1024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  <table:table-row>
          <table:table-cell table:style-name="Tabla2.A1" office:value-type="string">
            <text:p text:style-name="Table_20_Contents">UXGA</text:p>
          </table:table-cell>
          <table:table-cell table:style-name="Tabla2.A1" office:value-type="string">
            <text:p text:style-name="Table_20_Contents">1600x1200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  <table:table-row>
          <table:table-cell table:style-name="Tabla2.A1" office:value-type="string">
            <text:p text:style-name="Table_20_Contents">QXGA</text:p>
          </table:table-cell>
          <table:table-cell table:style-name="Tabla2.A1" office:value-type="string">
            <text:p text:style-name="Table_20_Contents">2048x1536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</table:table>
      <text:p text:style-name="Text_20_body">Cada uno de estos estándares mejoró progresivamente la resolución y la cantidad de colores soportados, lo que permitió que las imágenes en pantalla fueran más detalladas y realistas. A pesar de que el conector VGA siguió utilizándose durante un tiempo con estas evoluciones, las tecnologías digitales finalmente lo reemplazaron debido a la mayor calidad y eficiencia de las conexiones digitales.</text:p>
      <text:p text:style-name="Text_20_body"/>
      <text:p text:style-name="Text_20_body"/>
      <text:h text:style-name="Heading_20_3" text:outline-level="3">Historia del Conector <text:span text:style-name="Strong_20_Emphasis">DVI (Digital Visual Interface)</text:span></text:h>
      <text:p text:style-name="Text_20_body">El conector <text:span text:style-name="Strong_20_Emphasis">DVI</text:span> fue desarrollado por el <text:span text:style-name="Strong_20_Emphasis">Digital Display Working Group (DDWG)</text:span> en 1999 como un estándar digital para reemplazar la señal analógica del puerto <text:span text:style-name="Strong_20_Emphasis">VGA</text:span>. Su objetivo principal era <text:soft-page-break/>mejorar la calidad de las imágenes, al eliminar la degradación de la señal que ocurría con las conexiones analógicas.</text:p>
      <text:p text:style-name="Text_20_body">El estándar <text:span text:style-name="Strong_20_Emphasis">DVI</text:span> fue diseñado para permitir una transición gradual del <text:span text:style-name="Strong_20_Emphasis">video analógico a digital</text:span>, lo que le permitió coexistir con el puerto VGA por un tiempo. A pesar de haber sido reemplazado en gran medida por <text:span text:style-name="Strong_20_Emphasis">HDMI</text:span> y <text:span text:style-name="Strong_20_Emphasis">DisplayPort</text:span>, DVI sigue siendo utilizado en ciertos equipos, especialmente en aplicaciones profesionales o industriales.</text:p>
      <text:h text:style-name="Heading_20_3" text:outline-level="3">Diferencias y Tipos de Conectores DVI</text:h>
      <text:p text:style-name="Text_20_body">Uno de los aspectos clave del estándar DVI es que no todos los conectores son iguales. Existen varias versiones de conectores <text:span text:style-name="Strong_20_Emphasis">DVI</text:span> que transmiten señales diferentes (analógicas, digitales o ambas), y es importante entenderlas para saber qué tipo de conector se está usando.</text:p>
      <text:h text:style-name="Heading_20_4" text:outline-level="4">Tipos de Conectores DVI</text:h>
      <text:list text:style-name="L3">
        <text:list-item>
          <text:p text:style-name="P8"><text:span text:style-name="Strong_20_Emphasis">DVI-A (Analog)</text:span>:</text:p>
          <text:list>
            <text:list-item>
              <text:p text:style-name="P9"><text:span text:style-name="Strong_20_Emphasis">Señal</text:span>: Solo transmite señales de video analógico.</text:p>
            </text:list-item>
            <text:list-item>
              <text:p text:style-name="P9"><text:span text:style-name="Strong_20_Emphasis">Compatibilidad</text:span>: Funciona de manera similar a VGA y puede usarse con adaptadores DVI-VGA.</text:p>
            </text:list-item>
            <text:list-item>
              <text:p text:style-name="P8"><text:span text:style-name="Strong_20_Emphasis">Uso</text:span>: Rara vez se ve hoy en día, ya que es un conector más antiguo que prácticamente solo es útil cuando se conecta a dispositivos VGA.</text:p>
            </text:list-item>
          </text:list>
          <text:p text:style-name="P8"><text:span text:style-name="Strong_20_Emphasis">Conector</text:span>:</text:p>
          <text:list text:continue-numbering="true">
            <text:list-item>
              <text:p text:style-name="P9">12 pines en 3 filas más 4 pines separados (para el analógico).</text:p>
            </text:list-item>
          </text:list>
        </text:list-item>
        <text:list-item>
          <text:p text:style-name="P8"><text:span text:style-name="Strong_20_Emphasis">DVI-D (Digital)</text:span>:</text:p>
          <text:list>
            <text:list-item>
              <text:p text:style-name="P9"><text:span text:style-name="Strong_20_Emphasis">Señal</text:span>: Solo transmite señales de video digital, lo que lo hace ideal para pantallas planas y proyectores modernos.</text:p>
            </text:list-item>
            <text:list-item>
              <text:p text:style-name="P9"><text:span text:style-name="Strong_20_Emphasis">Compatibilidad</text:span>: No es compatible con señales analógicas, por lo que no se puede conectar directamente a un dispositivo VGA sin un convertidor activo.</text:p>
            </text:list-item>
            <text:list-item>
              <text:p text:style-name="P9"><text:span text:style-name="Strong_20_Emphasis">Variantes</text:span>:</text:p>
              <text:list>
                <text:list-item>
                  <text:p text:style-name="P9"><text:span text:style-name="Strong_20_Emphasis">DVI-D Single Link</text:span>: Tiene capacidad de transmitir hasta 1920x1200 píxeles a 60 Hz.</text:p>
                </text:list-item>
                <text:list-item>
                  <text:p text:style-name="P8"><text:span text:style-name="Strong_20_Emphasis">DVI-D Dual Link</text:span>: Utiliza más pines y puede transmitir resoluciones más altas, hasta 2560x1600.</text:p>
                </text:list-item>
              </text:list>
            </text:list-item>
          </text:list>
          <text:p text:style-name="P8"><text:span text:style-name="Strong_20_Emphasis">Conector</text:span>:</text:p>
          <text:list text:continue-numbering="true">
            <text:list-item>
              <text:p text:style-name="P9">Single Link: 18 pines en 3 filas más una tierra plana.</text:p>
            </text:list-item>
            <text:list-item>
              <text:p text:style-name="P9">Dual Link: 24 pines en 3 filas más una tierra plana.</text:p>
            </text:list-item>
          </text:list>
        </text:list-item>
        <text:list-item>
          <text:p text:style-name="P8"><text:span text:style-name="Strong_20_Emphasis">DVI-I (Integrated)</text:span>:</text:p>
          <text:list>
            <text:list-item>
              <text:p text:style-name="P9"><text:span text:style-name="Strong_20_Emphasis">Señal</text:span>: Puede transmitir tanto señales digitales como analógicas, dependiendo de la conexión que utilice.</text:p>
            </text:list-item>
            <text:list-item>
              <text:p text:style-name="P9"><text:span text:style-name="Strong_20_Emphasis">Compatibilidad</text:span>: Es el conector más versátil, ya que puede conectarse a monitores analógicos (usando un adaptador DVI-VGA) o a monitores digitales. Sin embargo, <text:span text:style-name="Strong_20_Emphasis">DVI-I</text:span> no convierte entre analógico y digital, solo transporta la señal que se le proporciona.</text:p>
            </text:list-item>
            <text:list-item>
              <text:p text:style-name="P9"><text:span text:style-name="Strong_20_Emphasis">Variantes</text:span>:</text:p>
              <text:list>
                <text:list-item>
                  <text:p text:style-name="P9"><text:soft-page-break/><text:span text:style-name="Strong_20_Emphasis">DVI-I Single Link</text:span>: Soporta hasta 1920x1200 píxeles.</text:p>
                </text:list-item>
                <text:list-item>
                  <text:p text:style-name="P8"><text:span text:style-name="Strong_20_Emphasis">DVI-I Dual Link</text:span>: Soporta hasta 2560x1600 píxeles.</text:p>
                </text:list-item>
              </text:list>
            </text:list-item>
          </text:list>
          <text:p text:style-name="P8"><text:span text:style-name="Strong_20_Emphasis">Conector</text:span>:</text:p>
          <text:list text:continue-numbering="true">
            <text:list-item>
              <text:p text:style-name="P9">Single Link: 18 pines en 3 filas más 4 pines adicionales para la señal analógica.</text:p>
            </text:list-item>
            <text:list-item>
              <text:p text:style-name="P8">Dual Link: 24 pines en 3 filas más 4 pines adicionales para la señal analógica.</text:p>
            </text:list-item>
          </text:list>
        </text:list-item>
      </text:list>
      <text:h text:style-name="Heading_20_3" text:outline-level="3">Tabla Comparativa de los Conectores DVI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Table_20_Heading"><text:span text:style-name="Strong_20_Emphasis">Tipo</text:span></text:p>
            </table:table-cell>
            <table:table-cell table:style-name="Tabla3.A1" office:value-type="string">
              <text:p text:style-name="Table_20_Heading"><text:span text:style-name="Strong_20_Emphasis">Señal</text:span></text:p>
            </table:table-cell>
            <table:table-cell table:style-name="Tabla3.A1" office:value-type="string">
              <text:p text:style-name="Table_20_Heading"><text:span text:style-name="Strong_20_Emphasis">Resolución Máxima</text:span></text:p>
            </table:table-cell>
            <table:table-cell table:style-name="Tabla3.A1" office:value-type="string">
              <text:p text:style-name="Table_20_Heading"><text:span text:style-name="Strong_20_Emphasis">Compatibilidad</text:span></text:p>
            </table:table-cell>
            <table:table-cell table:style-name="Tabla3.A1" office:value-type="string">
              <text:p text:style-name="Table_20_Heading"><text:span text:style-name="Strong_20_Emphasis">Conector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DVI-A</text:span></text:p>
          </table:table-cell>
          <table:table-cell table:style-name="Tabla3.A1" office:value-type="string">
            <text:p text:style-name="Table_20_Contents">Solo analógica</text:p>
          </table:table-cell>
          <table:table-cell table:style-name="Tabla3.A1" office:value-type="string">
            <text:p text:style-name="Table_20_Contents">Similar a VGA (dependiendo del monitor)</text:p>
          </table:table-cell>
          <table:table-cell table:style-name="Tabla3.A1" office:value-type="string">
            <text:p text:style-name="Table_20_Contents">Con VGA mediante adaptador</text:p>
          </table:table-cell>
          <table:table-cell table:style-name="Tabla3.A1" office:value-type="string">
            <text:p text:style-name="Table_20_Contents">12 pines más 4 adicionales (analógic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DVI-D</text:span></text:p>
          </table:table-cell>
          <table:table-cell table:style-name="Tabla3.A1" office:value-type="string">
            <text:p text:style-name="Table_20_Contents">Solo digital</text:p>
          </table:table-cell>
          <table:table-cell table:style-name="Tabla3.A1" office:value-type="string">
            <text:p text:style-name="Table_20_Contents">1920x1200 (Single Link) / 2560x1600 (Dual Link)</text:p>
          </table:table-cell>
          <table:table-cell table:style-name="Tabla3.A1" office:value-type="string">
            <text:p text:style-name="Table_20_Contents">No compatible con VGA</text:p>
          </table:table-cell>
          <table:table-cell table:style-name="Tabla3.A1" office:value-type="string">
            <text:p text:style-name="Table_20_Contents">18 pines (Single Link) / 24 pines (Dual Link) más tierra plana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DVI-I</text:span></text:p>
          </table:table-cell>
          <table:table-cell table:style-name="Tabla3.A1" office:value-type="string">
            <text:p text:style-name="Table_20_Contents">Analógica y digital</text:p>
          </table:table-cell>
          <table:table-cell table:style-name="Tabla3.A1" office:value-type="string">
            <text:p text:style-name="Table_20_Contents">1920x1200 (Single Link) / 2560x1600 (Dual Link)</text:p>
          </table:table-cell>
          <table:table-cell table:style-name="Tabla3.A1" office:value-type="string">
            <text:p text:style-name="Table_20_Contents">Con VGA mediante adaptador o pantallas digitales</text:p>
          </table:table-cell>
          <table:table-cell table:style-name="Tabla3.A1" office:value-type="string">
            <text:p text:style-name="Table_20_Contents">18 pines (Single Link) / 24 pines (Dual Link) más 4 pines adicionales para señal analógica</text:p>
          </table:table-cell>
        </table:table-row>
      </table:table>
      <text:h text:style-name="Heading_20_3" text:outline-level="3">Diferencias entre <text:span text:style-name="Strong_20_Emphasis">Single Link</text:span> y <text:span text:style-name="Strong_20_Emphasis">Dual Link</text:span></text:h>
      <text:list text:style-name="L4">
        <text:list-item>
          <text:p text:style-name="P11"><text:span text:style-name="Strong_20_Emphasis">DVI Single Link</text:span>: Utiliza un solo transmisor de señal para las resoluciones. Esto limita la cantidad de datos que se pueden transmitir, y como resultado, la resolución máxima que soporta es 1920x1200 píxeles a 60 Hz.</text:p>
        </text:list-item>
        <text:list-item>
          <text:p text:style-name="P10"><text:span text:style-name="Strong_20_Emphasis">DVI Dual Link</text:span>: Utiliza dos transmisores, lo que permite el doble de datos y, por lo tanto, soporta resoluciones más altas como 2560x1600 píxeles a 60 Hz.</text:p>
        </text:list-item>
      </text:list>
      <text:h text:style-name="Heading_20_3" text:outline-level="3">Adaptadores DVI</text:h>
      <text:p text:style-name="Text_20_body">DVI es compatible con una variedad de adaptadores:</text:p>
      <text:list text:style-name="L5">
        <text:list-item>
          <text:p text:style-name="P13"><text:span text:style-name="Strong_20_Emphasis">DVI a VGA</text:span>: Los conectores <text:span text:style-name="Strong_20_Emphasis">DVI-I</text:span> y <text:span text:style-name="Strong_20_Emphasis">DVI-A</text:span> pueden conectarse a un dispositivo VGA usando un adaptador pasivo, ya que contienen señales analógicas.</text:p>
        </text:list-item>
        <text:list-item>
          <text:p text:style-name="P12"><text:span text:style-name="Strong_20_Emphasis">DVI a HDMI</text:span>: Las señales <text:span text:style-name="Strong_20_Emphasis">DVI-D</text:span> y <text:span text:style-name="Strong_20_Emphasis">DVI-I</text:span> son compatibles con HDMI, ya que ambos transmiten señales digitales. Sin embargo, el conector DVI no transmite audio, por lo que los adaptadores DVI a HDMI solo llevarán la señal de video.</text:p>
        </text:list-item>
      </text:list>
      <text:h text:style-name="Heading_20_3" text:outline-level="3">Uso en la actualidad</text:h>
      <text:p text:style-name="Text_20_body">DVI fue ampliamente utilizado en monitores LCD, proyectores y tarjetas gráficas entre principios de los 2000 y mediados de la década. Sin embargo, a medida que las resoluciones 4K y superiores comenzaron a popularizarse, <text:span text:style-name="Strong_20_Emphasis">HDMI</text:span> y <text:span text:style-name="Strong_20_Emphasis">DisplayPort</text:span> se volvieron más predominantes. A pesar de esto, DVI sigue siendo común en algunos entornos de trabajo que no requieren resoluciones extremadamente altas o transmisión de audio.</text:p>
      <text:h text:style-name="Heading_20_3" text:outline-level="3">Conclusión</text:h>
      <text:p text:style-name="Text_20_body">Aunque todos los conectores DVI parecen similares, tienen diferencias importantes en cuanto a la señal que transportan (digital, analógica o ambas) y la resolución máxima que pueden soportar. Es <text:soft-page-break/>crucial elegir el conector correcto para garantizar compatibilidad entre dispositivos y optimizar el rendimiento visual.</text:p>
      <text:p text:style-name="Text_20_body"/>
      <text:p text:style-name="Text_20_body"/>
      <text:p text:style-name="Text_20_body"/>
      <text:p text:style-name="Text_20_body">Hoy en día, existen varios conectores y tecnologías para la <text:span text:style-name="Strong_20_Emphasis">salida de video</text:span>, cada uno con sus características, ventajas y desventajas. A continuación, te presento una lista de los <text:span text:style-name="Strong_20_Emphasis">principales conectores de video</text:span> que se utilizan en la actualidad, junto con sus especificaciones clave:</text:p>
      <text:h text:style-name="Heading_20_3" text:outline-level="3">1. <text:span text:style-name="Strong_20_Emphasis">HDMI (High-Definition Multimedia Interface)</text:span></text:h>
      <text:h text:style-name="Heading_20_4" text:outline-level="4">Características:</text:h>
      <text:list text:style-name="L6">
        <text:list-item>
          <text:p text:style-name="P15"><text:span text:style-name="Strong_20_Emphasis">Señal</text:span>: Digital (video y audio).</text:p>
        </text:list-item>
        <text:list-item>
          <text:p text:style-name="P15"><text:span text:style-name="Strong_20_Emphasis">Resolución máxima</text:span>: Soporta resoluciones desde 1080p hasta 8K (dependiendo de la versión).</text:p>
        </text:list-item>
        <text:list-item>
          <text:p text:style-name="P15"><text:span text:style-name="Strong_20_Emphasis">Audio</text:span>: Transmite video y audio en el mismo cable (hasta 32 canales de audio).</text:p>
        </text:list-item>
        <text:list-item>
          <text:p text:style-name="P15"><text:span text:style-name="Strong_20_Emphasis">Compatibilidad</text:span>: Común en televisores, monitores, consolas de juegos, y laptops.</text:p>
        </text:list-item>
        <text:list-item>
          <text:p text:style-name="P15"><text:span text:style-name="Strong_20_Emphasis">Versiones</text:span>:</text:p>
          <text:list>
            <text:list-item>
              <text:p text:style-name="P15"><text:span text:style-name="Strong_20_Emphasis">HDMI 1.4</text:span>: Hasta 4K a 30 Hz.</text:p>
            </text:list-item>
            <text:list-item>
              <text:p text:style-name="P15"><text:span text:style-name="Strong_20_Emphasis">HDMI 2.0</text:span>: Hasta 4K a 60 Hz.</text:p>
            </text:list-item>
            <text:list-item>
              <text:p text:style-name="P15"><text:span text:style-name="Strong_20_Emphasis">HDMI 2.1</text:span>: Hasta 8K a 60 Hz o 4K a 120 Hz.</text:p>
            </text:list-item>
          </text:list>
        </text:list-item>
        <text:list-item>
          <text:p text:style-name="P14"><text:span text:style-name="Strong_20_Emphasis">Uso</text:span>: Televisores HD y 4K, monitores de alta resolución, dispositivos multimedia.</text:p>
        </text:list-item>
      </text:list>
      <text:h text:style-name="Heading_20_4" text:outline-level="4">Tipos de conectores HDMI:</text:h>
      <text:list text:style-name="L7">
        <text:list-item>
          <text:p text:style-name="P17"><text:span text:style-name="Strong_20_Emphasis">HDMI estándar (Tipo A)</text:span>: El más común en dispositivos como TVs y consolas.</text:p>
        </text:list-item>
        <text:list-item>
          <text:p text:style-name="P17"><text:span text:style-name="Strong_20_Emphasis">Mini HDMI (Tipo C)</text:span>: Utilizado en cámaras, tablets y otros dispositivos compactos.</text:p>
        </text:list-item>
        <text:list-item>
          <text:p text:style-name="P16"><text:span text:style-name="Strong_20_Emphasis">Micro HDMI (Tipo D)</text:span>: Más pequeño que el Mini HDMI, usado en dispositivos portátiles muy compactos.</text:p>
        </text:list-item>
      </text:list>
      <text:h text:style-name="Heading_20_3" text:outline-level="3">2. <text:span text:style-name="Strong_20_Emphasis">DisplayPort</text:span></text:h>
      <text:h text:style-name="Heading_20_4" text:outline-level="4">Características:</text:h>
      <text:list text:style-name="L8">
        <text:list-item>
          <text:p text:style-name="P19"><text:span text:style-name="Strong_20_Emphasis">Señal</text:span>: Digital (video y audio).</text:p>
        </text:list-item>
        <text:list-item>
          <text:p text:style-name="P19"><text:span text:style-name="Strong_20_Emphasis">Resolución máxima</text:span>: Soporta resoluciones desde 4K hasta 8K (según la versión).</text:p>
        </text:list-item>
        <text:list-item>
          <text:p text:style-name="P19"><text:span text:style-name="Strong_20_Emphasis">Audio</text:span>: Transmite video y audio.</text:p>
        </text:list-item>
        <text:list-item>
          <text:p text:style-name="P19"><text:span text:style-name="Strong_20_Emphasis">Ancho de banda</text:span>: Superior a HDMI, especialmente en resoluciones más altas y tasas de refresco más rápidas.</text:p>
        </text:list-item>
        <text:list-item>
          <text:p text:style-name="P19"><text:span text:style-name="Strong_20_Emphasis">Versiones</text:span>:</text:p>
          <text:list>
            <text:list-item>
              <text:p text:style-name="P19"><text:span text:style-name="Strong_20_Emphasis">DisplayPort 1.2</text:span>: Soporta 4K a 60 Hz.</text:p>
            </text:list-item>
            <text:list-item>
              <text:p text:style-name="P19"><text:span text:style-name="Strong_20_Emphasis">DisplayPort 1.4</text:span>: Soporta 8K a 60 Hz y HDR.</text:p>
            </text:list-item>
            <text:list-item>
              <text:p text:style-name="P19"><text:span text:style-name="Strong_20_Emphasis">DisplayPort 2.0</text:span>: Soporta 8K a 120 Hz o 16K a 60 Hz.</text:p>
            </text:list-item>
          </text:list>
        </text:list-item>
        <text:list-item>
          <text:p text:style-name="P19"><text:span text:style-name="Strong_20_Emphasis">Compatibilidad</text:span>: Común en monitores de PC de gama alta, estaciones de trabajo y tarjetas gráficas.</text:p>
        </text:list-item>
        <text:list-item>
          <text:p text:style-name="P18"><text:soft-page-break/><text:span text:style-name="Strong_20_Emphasis">Uso</text:span>: Monitores de alta resolución y tasa de refresco, entornos profesionales (diseño, gaming).</text:p>
        </text:list-item>
      </text:list>
      <text:h text:style-name="Heading_20_4" text:outline-level="4">Tipos de conectores DisplayPort:</text:h>
      <text:list text:style-name="L9">
        <text:list-item>
          <text:p text:style-name="P21"><text:span text:style-name="Strong_20_Emphasis">DisplayPort estándar</text:span>: El conector habitual en monitores y tarjetas gráficas.</text:p>
        </text:list-item>
        <text:list-item>
          <text:p text:style-name="P20"><text:span text:style-name="Strong_20_Emphasis">Mini DisplayPort</text:span>: Más pequeño, utilizado en dispositivos portátiles, como algunas laptops (MacBooks antiguos).</text:p>
        </text:list-item>
      </text:list>
      <text:h text:style-name="Heading_20_3" text:outline-level="3">3. <text:span text:style-name="Strong_20_Emphasis">USB-C / Thunderbolt 3</text:span></text:h>
      <text:h text:style-name="Heading_20_4" text:outline-level="4">Características:</text:h>
      <text:list text:style-name="L10">
        <text:list-item>
          <text:p text:style-name="P23"><text:span text:style-name="Strong_20_Emphasis">Señal</text:span>: Digital (video, audio, datos y energía).</text:p>
        </text:list-item>
        <text:list-item>
          <text:p text:style-name="P23"><text:span text:style-name="Strong_20_Emphasis">Resolución máxima</text:span>: Hasta 8K (dependiendo de la versión).</text:p>
        </text:list-item>
        <text:list-item>
          <text:p text:style-name="P23"><text:span text:style-name="Strong_20_Emphasis">Audio</text:span>: Soporta transmisión de audio.</text:p>
        </text:list-item>
        <text:list-item>
          <text:p text:style-name="P23"><text:span text:style-name="Strong_20_Emphasis">Compatibilidad</text:span>: Se está convirtiendo en un estándar universal para dispositivos móviles, laptops, y monitores.</text:p>
        </text:list-item>
        <text:list-item>
          <text:p text:style-name="P22"><text:span text:style-name="Strong_20_Emphasis">Uso</text:span>: Monitores de alta resolución, laptops, tablets, smartphones, y estaciones de acoplamiento (docking stations).</text:p>
        </text:list-item>
      </text:list>
      <text:h text:style-name="Heading_20_4" text:outline-level="4">Thunderbolt 3/4 (basado en USB-C):</text:h>
      <text:list text:style-name="L11">
        <text:list-item>
          <text:p text:style-name="P25"><text:span text:style-name="Strong_20_Emphasis">Thunderbolt 3/4</text:span>: Usa el mismo conector USB-C, pero ofrece mayor ancho de banda (hasta 40 Gbps) y soporta resoluciones más altas y múltiples pantallas (hasta 8K en Thunderbolt 3 y 4).</text:p>
        </text:list-item>
        <text:list-item>
          <text:p text:style-name="P24"><text:span text:style-name="Strong_20_Emphasis">Uso</text:span>: Monitores de alta gama, estaciones de trabajo, laptops de alta gama (como las MacBooks actuales).</text:p>
        </text:list-item>
      </text:list>
      <text:h text:style-name="Heading_20_3" text:outline-level="3">4. <text:span text:style-name="Strong_20_Emphasis">VGA (Video Graphics Array)</text:span></text:h>
      <text:h text:style-name="Heading_20_4" text:outline-level="4">Características:</text:h>
      <text:list text:style-name="L12">
        <text:list-item>
          <text:p text:style-name="P27"><text:span text:style-name="Strong_20_Emphasis">Señal</text:span>: Analógica.</text:p>
        </text:list-item>
        <text:list-item>
          <text:p text:style-name="P27"><text:span text:style-name="Strong_20_Emphasis">Resolución máxima</text:span>: Hasta 1920x1200, pero la calidad puede degradarse significativamente a resoluciones más altas.</text:p>
        </text:list-item>
        <text:list-item>
          <text:p text:style-name="P27"><text:span text:style-name="Strong_20_Emphasis">Compatibilidad</text:span>: Muy usado en monitores CRT y las primeras generaciones de monitores LCD, pero cada vez más en desuso.</text:p>
        </text:list-item>
        <text:list-item>
          <text:p text:style-name="P27"><text:span text:style-name="Strong_20_Emphasis">Audio</text:span>: No transmite audio.</text:p>
        </text:list-item>
        <text:list-item>
          <text:p text:style-name="P26"><text:span text:style-name="Strong_20_Emphasis">Uso</text:span>: Monitores antiguos, proyectores, y algunos equipos industriales o empresariales que aún soportan hardware legado.</text:p>
        </text:list-item>
      </text:list>
      <text:h text:style-name="Heading_20_3" text:outline-level="3">5. <text:span text:style-name="Strong_20_Emphasis">DVI (Digital Visual Interface)</text:span></text:h>
      <text:h text:style-name="Heading_20_4" text:outline-level="4">Características:</text:h>
      <text:list text:style-name="L13">
        <text:list-item>
          <text:p text:style-name="P29"><text:span text:style-name="Strong_20_Emphasis">Señal</text:span>: Digital y analógica (dependiendo del tipo de conector).</text:p>
        </text:list-item>
        <text:list-item>
          <text:p text:style-name="P29"><text:span text:style-name="Strong_20_Emphasis">Resolución máxima</text:span>: Hasta 2560x1600 (DVI Dual Link).</text:p>
        </text:list-item>
        <text:list-item>
          <text:p text:style-name="P29"><text:span text:style-name="Strong_20_Emphasis">Audio</text:span>: No transmite audio.</text:p>
        </text:list-item>
        <text:list-item>
          <text:p text:style-name="P29"><text:span text:style-name="Strong_20_Emphasis">Compatibilidad</text:span>: Usado en monitores y tarjetas gráficas más antiguas, aún presente en algunas estaciones de trabajo y monitores.</text:p>
        </text:list-item>
        <text:list-item>
          <text:p text:style-name="P28"><text:soft-page-break/><text:span text:style-name="Strong_20_Emphasis">Uso</text:span>: Pantallas de ordenadores de gama media a alta.</text:p>
        </text:list-item>
      </text:list>
      <text:h text:style-name="Heading_20_3" text:outline-level="3">6. <text:span text:style-name="Strong_20_Emphasis">Thunderbolt (Versiones 1 y 2)</text:span></text:h>
      <text:h text:style-name="Heading_20_4" text:outline-level="4">Características:</text:h>
      <text:list text:style-name="L14">
        <text:list-item>
          <text:p text:style-name="P31"><text:span text:style-name="Strong_20_Emphasis">Señal</text:span>: Digital (video, audio, datos).</text:p>
        </text:list-item>
        <text:list-item>
          <text:p text:style-name="P31"><text:span text:style-name="Strong_20_Emphasis">Resolución máxima</text:span>: Hasta 4K (con Thunderbolt 2).</text:p>
        </text:list-item>
        <text:list-item>
          <text:p text:style-name="P31"><text:span text:style-name="Strong_20_Emphasis">Compatibilidad</text:span>: Utilizado principalmente en dispositivos de Apple.</text:p>
        </text:list-item>
        <text:list-item>
          <text:p text:style-name="P30"><text:span text:style-name="Strong_20_Emphasis">Uso</text:span>: Monitores de alta gama, estaciones de trabajo y dispositivos profesionales.</text:p>
        </text:list-item>
      </text:list>
      <text:h text:style-name="Heading_20_4" text:outline-level="4">Tipos de conector Thunderbolt:</text:h>
      <text:list text:style-name="L15">
        <text:list-item>
          <text:p text:style-name="P33"><text:span text:style-name="Strong_20_Emphasis">Thunderbolt 1 y 2</text:span>: Utilizan el mismo conector que Mini DisplayPort.</text:p>
        </text:list-item>
        <text:list-item>
          <text:p text:style-name="P32"><text:span text:style-name="Strong_20_Emphasis">Thunderbolt 3/4</text:span>: Utilizan el conector USB-C.</text:p>
        </text:list-item>
      </text:list>
      <text:h text:style-name="Heading_20_3" text:outline-level="3">7. <text:span text:style-name="Strong_20_Emphasis">Composite Video y S-Video</text:span></text:h>
      <text:h text:style-name="Heading_20_4" text:outline-level="4">Características:</text:h>
      <text:list text:style-name="L16">
        <text:list-item>
          <text:p text:style-name="P35"><text:span text:style-name="Strong_20_Emphasis">Señal</text:span>: Analógica.</text:p>
        </text:list-item>
        <text:list-item>
          <text:p text:style-name="P35"><text:span text:style-name="Strong_20_Emphasis">Resolución máxima</text:span>: Estándar de definición (480i o 576i).</text:p>
        </text:list-item>
        <text:list-item>
          <text:p text:style-name="P35"><text:span text:style-name="Strong_20_Emphasis">Audio</text:span>: No transmite audio.</text:p>
        </text:list-item>
        <text:list-item>
          <text:p text:style-name="P35"><text:span text:style-name="Strong_20_Emphasis">Compatibilidad</text:span>: Se utilizaba en televisores antiguos y videocámaras, pero prácticamente está en desuso hoy en día.</text:p>
        </text:list-item>
        <text:list-item>
          <text:p text:style-name="P34"><text:span text:style-name="Strong_20_Emphasis">Uso</text:span>: Equipos antiguos como reproductores de DVD, videocámaras y televisores CRT.</text:p>
        </text:list-item>
      </text:list>
      <text:h text:style-name="Heading_20_3" text:outline-level="3">Comparación de los principales conectores de video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Table_20_Heading"><text:span text:style-name="Strong_20_Emphasis">Conector</text:span></text:p>
            </table:table-cell>
            <table:table-cell table:style-name="Tabla4.A1" office:value-type="string">
              <text:p text:style-name="Table_20_Heading"><text:span text:style-name="Strong_20_Emphasis">Señal</text:span></text:p>
            </table:table-cell>
            <table:table-cell table:style-name="Tabla4.A1" office:value-type="string">
              <text:p text:style-name="Table_20_Heading"><text:span text:style-name="Strong_20_Emphasis">Resolución Máxima</text:span></text:p>
            </table:table-cell>
            <table:table-cell table:style-name="Tabla4.A1" office:value-type="string">
              <text:p text:style-name="Table_20_Heading"><text:span text:style-name="Strong_20_Emphasis">Audio</text:span></text:p>
            </table:table-cell>
            <table:table-cell table:style-name="Tabla4.A1" office:value-type="string">
              <text:p text:style-name="Table_20_Heading"><text:span text:style-name="Strong_20_Emphasis">Uso Comú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HDMI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4K a 60Hz / 8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TVs, monitores, consolas de juegos, laptops, reproductores Blu-ray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DisplayPor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8K a 120Hz / 16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Monitores de PC de alta gama, estaciones de trabajo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USB-C / Thunderbol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8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Laptops, tablets, smartphones, monitores moderno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VGA</text:span></text:p>
          </table:table-cell>
          <table:table-cell table:style-name="Tabla4.A1" office:value-type="string">
            <text:p text:style-name="Table_20_Contents">Analógica</text:p>
          </table:table-cell>
          <table:table-cell table:style-name="Tabla4.A1" office:value-type="string">
            <text:p text:style-name="Table_20_Contents">1920x1200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Table_20_Contents">Monitores antiguos, proyectore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DVI</text:span></text:p>
          </table:table-cell>
          <table:table-cell table:style-name="Tabla4.A1" office:value-type="string">
            <text:p text:style-name="Table_20_Contents">Digital/Analógica</text:p>
          </table:table-cell>
          <table:table-cell table:style-name="Tabla4.A1" office:value-type="string">
            <text:p text:style-name="Table_20_Contents">2560x1600 (Dual Link)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Table_20_Contents">Monitores y tarjetas gráficas antigua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Thunderbol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4K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Monitores de alta gama, estaciones de trabajo (Mac).</text:p>
          </table:table-cell>
        </table:table-row>
      </table:table>
      <text:h text:style-name="Heading_20_3" text:outline-level="3">Conclusión</text:h>
      <text:p text:style-name="Text_20_body">En la actualidad, <text:span text:style-name="Strong_20_Emphasis">HDMI</text:span>, <text:span text:style-name="Strong_20_Emphasis">DisplayPort</text:span>, y <text:span text:style-name="Strong_20_Emphasis">USB-C/Thunderbolt</text:span> son los conectores más comunes para la transmisión de video, mientras que <text:span text:style-name="Strong_20_Emphasis">VGA</text:span> y <text:span text:style-name="Strong_20_Emphasis">DVI</text:span> están siendo eliminados progresivamente debido a su naturaleza analógica y digital limitada. HDMI es ampliamente utilizado en entornos de entretenimiento, DisplayPort se prefiere en entornos profesionales y para gaming, mientras que USB-C se está convirtiendo en el conector estándar para dispositivos portátiles por su versatilidad en la transmisión de video, datos y energía.</text:p>
      <text:p text:style-name="P2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2T20:00:38.937651685</dc:date>
    <meta:editing-duration>PT59M20S</meta:editing-duration>
    <meta:editing-cycles>3</meta:editing-cycles>
    <meta:generator>LibreOffice/24.2.2.2$Linux_X86_64 LibreOffice_project/d56cc158d8a96260b836f100ef4b4ef25d6f1a01</meta:generator>
    <meta:document-statistic meta:table-count="4" meta:image-count="0" meta:object-count="0" meta:page-count="9" meta:paragraph-count="283" meta:word-count="2667" meta:character-count="16587" meta:non-whitespace-character-count="14302"/>
  </office:meta>
</office:document-meta>
</file>